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1" style:family="paragraph" style:parent-style-name="Text_20_body" style:list-style-name="L11">
      <style:paragraph-properties fo:line-height="150%"/>
      <style:text-properties style:font-name="Arial" style:font-name-asian="Arial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24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2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26" style:family="paragraph" style:parent-style-name="Text_20_body" style:list-style-name="L12">
      <style:paragraph-properties fo:margin-top="0cm" fo:margin-bottom="0cm" fo:line-height="150%" style:writing-mode="lr-tb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size="12pt"/>
    </style:style>
    <style:style style:name="T6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7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8" style:family="text">
      <style:text-properties fo:color="#0000ff" fo:font-size="22pt" fo:background-color="#ffff00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3"><text:a xlink:type="simple" xlink:href="http://localhost/Eclipse_Luna/Cake_IFM11/fx_admin" text:style-name="Internet_20_link" text:visited-style-name="Visited_20_Internet_20_Link">http://localhost/Eclipse_Luna/Cake_IFM11/fx_admin</text:a> </text:p>
      <text:p text:style-name="P3"/>
      <text:p text:style-name="P3">---------------------------------------------------------------------------</text:p>
      <text:p text:style-name="P8">res free# JVEMV6 37#12.3_1 / 44. currency / 12. programming / 3. fx-log-file / <text:s/>20191224_144556</text:p>
      <text:p text:style-name="P8"/>
      <text:p text:style-name="P3">[do] <text:span text:style-name="T1">#_ </text:span></text:p>
      <text:list xml:id="list5717242104295267651" text:style-name="L1">
        <text:list-item>
          <text:p text:style-name="P13">REVIEW</text:p>
        </text:list-item>
        <text:list-item>
          <text:p text:style-name="P13">TASK-1</text:p>
          <text:list>
            <text:list-item>
              <text:p text:style-name="P13">T-1.1</text:p>
              <text:list>
                <text:list-item>
                  <text:p text:style-name="P13"><text:span text:style-name="T1">#_ </text:span>new eclipse task</text:p>
                </text:list-item>
                <text:list-item>
                  <text:p text:style-name="P13">eclipse → refresh projects</text:p>
                </text:list-item>
                <text:list-item>
                  <text:p text:style-name="P13">copy → jvemv6_37_12_1_guitar-memo.py // C:\WORKS_2\WS\WS_Others.Art\JVEMV6\46_art\11_guitar\</text:p>
                </text:list-item>
                <text:list-item>
                  <text:p text:style-name="P13">rename file : jvemv6_37_12_3_fx-log-file.py</text:p>
                </text:list-item>
              </text:list>
            </text:list-item>
            <text:list-item>
              <text:p text:style-name="P13">T-1.2 : edit file : jvemv6_37_12_3_fx-log-file.py</text:p>
              <text:list>
                <text:list-item>
                  <text:p text:style-name="P13">CODE</text:p>
                </text:list-item>
                <text:list-item>
                  <text:p text:style-name="P13">==&gt; OK</text:p>
                </text:list-item>
              </text:list>
            </text:list-item>
            <text:list-item>
              <text:p text:style-name="P13">T-1.3 : new FUNC : _tester_BuyUps_SellLows__BUSL_3__Set_Conf</text:p>
              <text:list>
                <text:list-item>
                  <text:p text:style-name="P13">labels</text:p>
                  <text:list>
                    <text:list-item>
                      <text:p text:style-name="P13">#_20191224_163909:head</text:p>
                    </text:list-item>
                    <text:list-item>
                      <text:p text:style-name="P13">#_20191224_163927:caller</text:p>
                    </text:list-item>
                    <text:list-item>
                      <text:p text:style-name="P13">#_20191224_163935:wl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>[next]</text:p>
      <text:list xml:id="list802464923064204325" text:style-name="L2">
        <text:list-item>
          <text:p text:style-name="P14">TASK</text:p>
          <text:list>
            <text:list-item>
              <text:p text:style-name="P14">new FUNC : “get_ListOf_Ticket_Nums(dpath_File_Log, <text:soft-page-break/>fname_File_Log)”</text:p>
            </text:list-item>
            <text:list-item>
              <text:p text:style-name="P14">#_20191224_163832:next</text:p>
            </text:list-item>
          </text:list>
        </text:list-item>
      </text:list>
      <text:p text:style-name="P3">[further]</text:p>
      <text:list xml:id="list9027567103539349009" text:style-name="L3">
        <text:list-item>
          <text:p text:style-name="P15"/>
        </text:list-item>
      </text:list>
      <text:p text:style-name="P10"><text:line-break/><text:span text:style-name="T2">[/ 20191224_164142]</text:span></text:p>
      <text:p text:style-name="P10"/>
      <text:p text:style-name="P7"/>
      <text:p text:style-name="P3"><text:span text:style-name="T3">1</text:span>---------------------------------------------------------------------------</text:p>
      <text:p text:style-name="P8">res free# JVEMV6 37#12.3_2 / 44. currency / 12. programming / 3. fx-log-file / <text:s/>XXXX</text:p>
      <text:p text:style-name="P8"/>
      <text:p text:style-name="P3">[do] <text:span text:style-name="T1">#_ </text:span></text:p>
      <text:list xml:id="list37367004" text:continue-list="list5717242104295267651" text:style-name="L1">
        <text:list-item>
          <text:p text:style-name="P13">REVIEW</text:p>
        </text:list-item>
        <text:list-item>
          <text:p text:style-name="P13">TASK-1 : switch to ==&gt; cake project</text:p>
          <text:list>
            <text:list-item>
              <text:p text:style-name="P13">T-1.1 : browse ==&gt; <text:a xlink:type="simple" xlink:href="http://localhost/Eclipse_Luna/Cake_IFM11/articles" text:style-name="Internet_20_link" text:visited-style-name="Visited_20_Internet_20_Link">http://localhost/Eclipse_Luna/Cake_IFM11/articles</text:a> </text:p>
            </text:list-item>
            <text:list-item>
              <text:p text:style-name="P13">T-1.2</text:p>
              <text:list>
                <text:list-item>
                  <text:p text:style-name="P13"><text:span text:style-name="T1">#_ </text:span>DUP : controller : ArticlesController.php </text:p>
                  <text:list>
                    <text:list-item>
                      <text:p text:style-name="P13">==&gt; FxAdminController.php</text:p>
                    </text:list-item>
                  </text:list>
                </text:list-item>
                <text:list-item>
                  <text:p text:style-name="P13">edit</text:p>
                  <text:list>
                    <text:list-item>
                      <text:p text:style-name="P13"><text:span text:style-name="T1">#_ </text:span>class name</text:p>
                    </text:list-item>
                    <text:list-item>
                      <text:p text:style-name="P13"><text:span text:style-name="T1">#_ </text:span>index()</text:p>
                    </text:list-item>
                  </text:list>
                </text:list-item>
                <text:list-item>
                  <text:p text:style-name="P13"><text:span text:style-name="T1">#_ </text:span>TEST : browse ==&gt; should error</text:p>
                  <text:list>
                    <text:list-item>
                      <text:p text:style-name="P13">==&gt; OK</text:p>
                    </text:list-item>
                  </text:list>
                </text:list-item>
              </text:list>
            </text:list-item>
            <text:list-item>
              <text:p text:style-name="P13">T-1.3 : view</text:p>
              <text:list>
                <text:list-item>
                  <text:p text:style-name="P13">DUP : C:\WORKS_2\WS\Eclipse_Luna\Cake_IFM11\app\View\Articles</text:p>
                </text:list-item>
                <text:list-item>
                  <text:p text:style-name="P13">edit file ==&gt; index.ctp</text:p>
                </text:list-item>
                <text:list-item>
                  <text:p text:style-name="P13"><text:soft-page-break/><text:span text:style-name="T1">#_ </text:span>TEST : browse ==&gt; OK </text:p>
                </text:list-item>
              </text:list>
            </text:list-item>
          </text:list>
        </text:list-item>
        <text:list-item>
          <text:p text:style-name="P13">TASK-2 : ajax ==&gt; setup</text:p>
          <text:list>
            <text:list-item>
              <text:p text:style-name="P13">T-2.1 : steps</text:p>
              <text:list>
                <text:list-item>
                  <text:p text:style-name="P13"><text:span text:style-name="T1">#_ </text:span>DUP</text:p>
                  <text:list>
                    <text:list-item>
                      <text:p text:style-name="P13">main.js ==&gt; libfx.js</text:p>
                    </text:list-item>
                    <text:list-item>
                      <text:p text:style-name="P13">main.css ==&gt; libfx. css</text:p>
                    </text:list-item>
                  </text:list>
                </text:list-item>
                <text:list-item>
                  <text:p text:style-name="P13"><text:span text:style-name="T1">#_ </text:span>ctp ==&gt; add meta lines</text:p>
                </text:list-item>
                <text:list-item>
                  <text:p text:style-name="P13"><text:span text:style-name="T1">#_ </text:span>libfx.js ==&gt; edit</text:p>
                  <text:list>
                    <text:list-item>
                      <text:p text:style-name="P13">ajax-related lines ==&gt; retain</text:p>
                    </text:list-item>
                  </text:list>
                </text:list-item>
              </text:list>
            </text:list-item>
            <text:list-item>
              <text:p text:style-name="P13">T-2.2</text:p>
              <text:list>
                <text:list-item>
                  <text:p text:style-name="P13">index.ctp</text:p>
                </text:list-item>
                <text:list-item>
                  <text:p text:style-name="P13">button ==&gt; “GO”</text:p>
                </text:list-item>
                <text:list-item>
                  <text:p text:style-name="P13">“div” tag ==&gt; id=area_result</text:p>
                </text:list-item>
              </text:list>
            </text:list-item>
          </text:list>
        </text:list-item>
      </text:list>
      <text:p text:style-name="P3"/>
      <text:p text:style-name="P3">[next]</text:p>
      <text:list xml:id="list2988935598192940530" text:style-name="L4">
        <text:list-item>
          <text:p text:style-name="P16">TASK : this ==&gt; T-2.2 ~~</text:p>
          <text:list>
            <text:list-item>
              <text:p text:style-name="P16">//_20191231_173717:next (index.ctp)</text:p>
            </text:list-item>
          </text:list>
        </text:list-item>
      </text:list>
      <text:p text:style-name="P3">[further]</text:p>
      <text:list xml:id="list918166287417700597" text:style-name="L5">
        <text:list-item>
          <text:p text:style-name="P17"/>
        </text:list-item>
      </text:list>
      <text:p text:style-name="P10"><text:line-break/><text:span text:style-name="T2">[/ 20191231_173755]</text:span></text:p>
      <text:p text:style-name="P10"/>
      <text:p text:style-name="P7"/>
      <text:p text:style-name="P3"><text:span text:style-name="T3">2</text:span>---------------------------------------------------------------------------</text:p>
      <text:p text:style-name="P8">res free# JVEMV6 37#12.3_XX / 44. currency / 12. programming / 3. fx-log-file / <text:s/>20200102_161158</text:p>
      <text:p text:style-name="P8"/>
      <text:p text:style-name="P3">[do] <text:span text:style-name="T1">#_ </text:span></text:p>
      <text:list xml:id="list205209653856709103" text:style-name="L12">
        <text:list-item>
          <text:p text:style-name="P26"><text:span text:style-name="T7">REVIEW</text:span></text:p>
        </text:list-item>
        <text:list-item>
          <text:p text:style-name="P26"><text:soft-page-break/><text:span text:style-name="T7">TASK-1</text:span></text:p>
          <text:list>
            <text:list-item>
              <text:list>
                <text:list-item>
                  <text:list>
                    <text:list-item>
                      <text:p text:style-name="P22">index.ctp</text:p>
                      <text:list>
                        <text:list-item>
                          <text:p text:style-name="P22"><text:span text:style-name="T1">#_ </text:span>button ==&gt; “GO”</text:p>
                        </text:list-item>
                        <text:list-item>
                          <text:p text:style-name="P22"><text:span text:style-name="T1">#_ </text:span>“div” tag ==&gt; id=area_result</text:p>
                        </text:list-item>
                        <text:list-item>
                          <text:p text:style-name="P22"><text:span text:style-name="T1">#_ </text:span>“form” ==&gt; not using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2"><text:span text:style-name="T1">#_ </text:span>T-1.1</text:p>
              <text:list>
                <text:list-item>
                  <text:p text:style-name="P22">button ==&gt; “GO”</text:p>
                </text:list-item>
              </text:list>
            </text:list-item>
            <text:list-item>
              <text:p text:style-name="P22"><text:span text:style-name="T1">#_ </text:span>T-1.2</text:p>
              <text:list>
                <text:list-item>
                  <text:p text:style-name="P22">“div” tag ==&gt; id=area_result</text:p>
                  <text:list>
                    <text:list-item>
                      <text:p text:style-name="P22"><text:span text:style-name="T1">#_ </text:span>ctp</text:p>
                    </text:list-item>
                    <text:list-item>
                      <text:p text:style-name="P22"><text:span text:style-name="T1">#_ </text:span>cs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">TASK-2 : javascript</text:p>
          <text:list>
            <text:list-item>
              <text:p text:style-name="P22">T-2.1</text:p>
              <text:list>
                <text:list-item>
                  <text:p text:style-name="P22">new view : <text:s/>process_log_file</text:p>
                  <text:list>
                    <text:list-item>
                      <text:p text:style-name="P22"><text:span text:style-name="T1">#_ </text:span>controller</text:p>
                      <text:list>
                        <text:list-item>
                          <text:p text:style-name="P22">TEST <text:s/>: <text:a xlink:type="simple" xlink:href="http://localhost/Eclipse_Luna/Cake_IFM11/fx_admin/process_log_file" text:style-name="Internet_20_link" text:visited-style-name="Visited_20_Internet_20_Link">http://localhost/Eclipse_Luna/Cake_IFM11/fx_admin/process_log_file</text:a> </text:p>
                          <text:list>
                            <text:list-item>
                              <text:p text:style-name="P22">==&gt; OK : “Error: The view for FxAdminController::process_log_file() was not found.”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"><text:span text:style-name="T1">#_ </text:span>view</text:p>
                      <text:list>
                        <text:list-item>
                          <text:p text:style-name="P22">“process_log_file.ctp”</text:p>
                          <text:list>
                            <text:list-item>
                              <text:p text:style-name="P22">DUP : index.ctp</text:p>
                            </text:list-item>
                            <text:list-item>
                              <text:p text:style-name="P22">edit</text:p>
                              <text:list>
                                <text:list-item>
                                  <text:p text:style-name="P22">message string</text:p>
                                </text:list-item>
                                <text:list-item>
                                  <text:p text:style-name="P22">layout change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2">TEST</text:p>
                          <text:list>
                            <text:list-item>
                              <text:p text:style-name="P22">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2"/>
                  <text:list>
                    <text:list-item>
                      <text:p text:style-name="P22"><text:soft-page-break/><text:span text:style-name="T8"/></text:p>
                    </text:list-item>
                  </text:list>
                </text:list-item>
              </text:list>
            </text:list-item>
            <text:list-item>
              <text:p text:style-name="P22">T-2.1</text:p>
              <text:list>
                <text:list-item>
                  <text:list>
                    <text:list-item>
                      <text:p text:style-name="P22">js : new FUNC : process_log_file()</text:p>
                    </text:list-item>
                    <text:list-item>
                      <text:p text:style-name="P22">ajax </text:p>
                      <text:list>
                        <text:list-item>
                          <text:p text:style-name="P22">setup</text:p>
                        </text:list-item>
                        <text:list-item>
                          <text:p text:style-name="P22">start</text:p>
                        </text:list-item>
                      </text:list>
                    </text:list-item>
                  </text:list>
                </text:list-item>
                <text:list-item>
                  <text:p text:style-name="P22">ajax</text:p>
                  <text:list>
                    <text:list-item>
                      <text:p text:style-name="P22">setup</text:p>
                    </text:list-item>
                    <text:list-item>
                      <text:p text:style-name="P22">start <text:span text:style-name="T8">@@@</text:span></text:p>
                    </text:list-item>
                  </text:list>
                </text:list-item>
              </text:list>
            </text:list-item>
            <text:list-item>
              <text:p text:style-name="P22">T-2.2</text:p>
              <text:list>
                <text:list-item>
                  <text:p text:style-name="P22">ajax : show result to → div area</text:p>
                  <text:list>
                    <text:list-item>
                      <text:p text:style-name="P22"/>
                    </text:list-item>
                  </text:list>
                </text:list-item>
                <text:list-item>
                  <text:p text:style-name="P22">TEST ==&gt; OK</text:p>
                </text:list-item>
              </text:list>
            </text:list-item>
          </text:list>
        </text:list-item>
        <text:list-item>
          <text:p text:style-name="P22">TASK-3</text:p>
          <text:list>
            <text:list-item>
              <text:list>
                <text:list-item>
                  <text:p text:style-name="P22">php file ==&gt; write log</text:p>
                  <text:list>
                    <text:list-item>
                      <text:p text:style-name="P22">==&gt; use : write_Log (utils.php)</text:p>
                    </text:list-item>
                  </text:list>
                </text:list-item>
              </text:list>
            </text:list-item>
            <text:list-item>
              <text:p text:style-name="P22">T-3.1</text:p>
              <text:list>
                <text:list-item>
                  <text:p text:style-name="P22">new FUNC : “write_Log__Fx_Admin($dpath_Log, $fname_Log, $text, $fname_Working, $line)”</text:p>
                </text:list-item>
                <text:list-item>
                  <text:p text:style-name="P22">coding</text:p>
                </text:list-item>
                <text:list-item>
                  <text:p text:style-name="P22">TEST ==&gt; </text:p>
                </text:list-item>
              </text:list>
            </text:list-item>
          </text:list>
        </text:list-item>
      </text:list>
      <text:p text:style-name="P3"/>
      <text:p text:style-name="P3">[next]</text:p>
      <text:list xml:id="list4857958717600763265" text:style-name="L6">
        <text:list-item>
          <text:p text:style-name="P18">TASK</text:p>
        </text:list-item>
      </text:list>
      <text:p text:style-name="P3">[further]</text:p>
      <text:list xml:id="list5183263441445092429" text:style-name="L7">
        <text:list-item>
          <text:p text:style-name="P19"/>
        </text:list-item>
      </text:list>
      <text:p text:style-name="P10"><text:line-break/><text:span text:style-name="T2">[/ XXX]</text:span></text:p>
      <text:p text:style-name="P10"/>
      <text:p text:style-name="P10"><text:soft-page-break/></text:p>
      <text:p text:style-name="P4"/>
      <text:p text:style-name="P4"/>
      <text:p text:style-name="P2">------------------------------------------------ [TEMPLATE] 20191224_144528</text:p>
      <text:p text:style-name="P3">---------------------------------------------------------------------------</text:p>
      <text:p text:style-name="P8">res free# JVEMV6 37#12.3_XX / 44. currency / 12. programming / 3. fx-log-file / <text:s/>XXXX</text:p>
      <text:p text:style-name="P8"/>
      <text:p text:style-name="P3">[do] <text:span text:style-name="T1">#_ </text:span></text:p>
      <text:list xml:id="list37370878" text:continue-list="list37367004" text:style-name="L1">
        <text:list-item>
          <text:p text:style-name="P13">REVIEW</text:p>
        </text:list-item>
        <text:list-item>
          <text:p text:style-name="P13">TASK-1</text:p>
        </text:list-item>
      </text:list>
      <text:p text:style-name="P3"/>
      <text:p text:style-name="P3">[next]</text:p>
      <text:list xml:id="list3854853350468541986" text:style-name="L8">
        <text:list-item>
          <text:p text:style-name="P20">TASK</text:p>
        </text:list-item>
      </text:list>
      <text:p text:style-name="P3">[further]</text:p>
      <text:list xml:id="list8729211648391202702" text:style-name="L9">
        <text:list-item>
          <text:p text:style-name="P21"/>
        </text:list-item>
      </text:list>
      <text:p text:style-name="P10"><text:line-break/><text:span text:style-name="T2">[/ XXX]</text:span></text:p>
      <text:p text:style-name="P10"/>
      <text:p text:style-name="P10"/>
      <text:p text:style-name="P10"/>
      <text:p text:style-name="P2">/ ------------------------------------------------ [TEMPLATE] 20191224_144528 /</text:p>
      <text:p text:style-name="P2"/>
      <text:p text:style-name="P6">------------------------------------------------------- [STEPS : start] 20191224_114459</text:p>
      <text:list xml:id="list6131705801618764923" text:style-name="L10">
        <text:list-item>
          <text:p text:style-name="P23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7385564" text:continue-numbering="true" text:style-name="L10">
        <text:list-item>
          <text:p text:style-name="P23"><text:soft-page-break/></text:p>
        </text:list-item>
      </text:list>
      <text:p text:style-name="P6">/ ------------------------------------------------------- [STEPS : start] 20191224_114459 /</text:p>
      <text:p text:style-name="P2"/>
      <text:p text:style-name="P5">------------------------------------------------------- [STEPS : closing] 20191220_142139</text:p>
      <text:list xml:id="list1716794310172659533" text:style-name="L11">
        <text:list-item>
          <text:p text:style-name="P11">git</text:p>
          <text:list>
            <text:list-item>
              <text:p text:style-name="P11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7389939" text:continue-numbering="true" text:style-name="L11">
        <text:list-item>
          <text:list>
            <text:list-item>
              <text:p text:style-name="P11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v &amp;&amp; r &amp;&amp; p &amp;&amp; <text:span text:style-name="T6">C:\WORKS_2\WS\WS_Others.JVEMV6\JVEMV6\37_miscs\12_programming\3_fx-log-file\end_apps.bat</text:span></text:p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9">C:\WORKS_2\WS\WS_Others.JVEMV6\JVEMV6\37_miscs\12_programming\3_fx-log-file\end_apps.bat</text:p>
          </table:table-cell>
        </table:table-row>
        <table:table-row>
          <table:table-cell table:style-name="表10.A2" office:value-type="string">
            <text:p text:style-name="P9"/>
          </table:table-cell>
        </table:table-row>
      </table:table>
      <text:list xml:id="list37390347" text:continue-numbering="true" text:style-name="L11">
        <text:list-item>
          <text:p text:style-name="P11">move “<text:span text:style-name="T4">@@@</text:span>”</text:p>
        </text:list-item>
        <text:list-item>
          <text:p text:style-name="P24">DUP : template</text:p>
        </text:list-item>
      </text:list>
      <text:p text:style-name="P2"/>
      <text:p text:style-name="P2">/ <text:span text:style-name="T5">------------------------------------------------------- [STEPS : closing] 20191220_142139 /</text:span></text:p>
      <text:p text:style-name="P7"/>
      <text:p text:style-name="P6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1-02T17:16:54.54</dc:date>
    <dc:creator>iwabuchi ken</dc:creator>
    <meta:editing-duration>PT8H39M21S</meta:editing-duration>
    <meta:editing-cycles>30</meta:editing-cycles>
    <meta:generator>OpenOffice/4.1.3$Win32 OpenOffice.org_project/413m1$Build-9783</meta:generator>
    <meta:document-statistic meta:table-count="3" meta:image-count="0" meta:object-count="0" meta:page-count="7" meta:paragraph-count="137" meta:word-count="538" meta:character-count="3841"/>
  </office:meta>
</office:document-meta>
</file>